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Heading_20_1" style:list-style-name="WWNum3">
      <style:paragraph-properties fo:text-align="justify" style:justify-single-word="false"/>
    </style:style>
    <style:style style:name="P28" style:family="paragraph" style:parent-style-name="Heading_20_1" style:list-style-name="WWNum3"/>
    <style:style style:name="P29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30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color="#669966" style:font-name="Calibri" fo:font-size="14pt" style:font-name-asian="Calibri1" style:font-size-asian="14pt" style:font-name-complex="Calibri1" style:font-size-complex="14pt"/>
    </style:style>
    <style:style style:name="T24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weight="bold" style:font-weight-asian="bold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Desarrollo Web en Entorno Cliente</text:span><text:span text:style-name="T2"><text:line-break/></text:span><text:span text:style-name="T3">UD 02. Sintaxis Javascript ES6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Septiembre 2020</text:span></text:p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9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span text:style-name="T19">1. </text:span><text:a xlink:type="simple" xlink:href="#_ge43nvu7ywtj" text:style-name="Index_20_Link" text:visited-style-name="Index_20_Link"><text:span text:style-name="T15">Actividad 1</text:span></text:a><text:span text:style-name="T15"><text:tab/>3</text:span></text:p>
          <text:p text:style-name="P20"><text:span text:style-name="T15">2. </text:span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8"><text:span text:style-name="T20">UD0</text:span><text:span text:style-name="T21">2</text:span><text:span text:style-name="T22">. Sintax</text:span><text:span text:style-name="T21">is Javascript ES6 - Actividades 01</text:span></text:p>
      <text:p text:style-name="P22"><text:span text:style-name="T16">📖 </text:span><text:span text:style-name="T26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2"><text:span text:style-name="T16">📖 </text:span><text:span text:style-name="T26">Importante 2: </text:span>si en programación algo no sale a la primera... es totalmente normal. Es parte del aprendizaje. ¿Cómo crees que aprendieron los mejores programadores?</text:p>
      <text:list xml:id="list2361821448" text:style-name="WWNum3">
        <text:list-item>
          <text:p text:style-name="P28"><text:bookmark text:name="_4owcmsjlyn6b"/>Actividad 1</text:p>
        </text:list-item>
      </text:list>
      <text:list xml:id="list2329011768" text:style-name="WWNum2">
        <text:list-item>
          <text:p text:style-name="P23">Registrate en el portal <text:a xlink:type="simple" xlink:href="http://www.aprendeaprogramar.org" text:style-name="ListLabel_20_19" text:visited-style-name="ListLabel_20_19"><text:span text:style-name="T27">www.aprendeaprogramar.org</text:span></text:a> </text:p>
        </text:list-item>
        <text:list-item>
          <text:p text:style-name="P24">Recuerda la cuenta porque te hará falta en otras actividades. Si tienes algún problema durante el registro, mira en la carpeta SPAM de tu correo o contacta con el sitio web.</text:p>
        </text:list-item>
        <text:list-item>
          <text:p text:style-name="P24">Auto matrícula-te en el curso “Programación básica en Javascript”.</text:p>
        </text:list-item>
        <text:list-item>
          <text:p text:style-name="P24">Antes de empezar lee y entiende el apartado “Léeme antes de comenzar”. Si tienes dudas consulta en el foro de la unidad (el nuestro del CEED).</text:p>
        </text:list-item>
        <text:list-item>
          <text:p text:style-name="P24">Intenta realizar los ejercicios de todos los apartados hasta la sección “Reto 4: Funciones” incluida.</text:p>
        </text:list-item>
        <text:list-item>
          <text:p text:style-name="P25">Comenta en el foro de la unidad aquellos que tengas más dificultades, que hayas planteado soluciones alternativas, soluciones a aquellos que no tienen solución, etc.</text:p>
        </text:list-item>
      </text:list>
      <text:list xml:id="list171656279599394" text:continue-list="list2361821448" text:style-name="WWNum3">
        <text:list-item>
          <text:p text:style-name="P27"><text:bookmark text:name="_g1qlmy5ta6mu"/>Autores (en orden alfabético)</text:p>
        </text:list-item>
      </text:list>
      <text:p text:style-name="P21">A continuación ofrecemos en orden alfabético el listado de autores que han hecho aportaciones a este documento:</text:p>
      <text:list xml:id="list2996996866" text:style-name="WWNum1">
        <text:list-item>
          <text:p text:style-name="P26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2. Sintaxis Javascript ES6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2 - Página</text:span><text:span text:style-name="MT1">.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8" meta:word-count="339" meta:character-count="2089" meta:non-whitespace-character-count="1781"/>
    <meta:generator>LibreOfficeDev/6.0.5.2$Linux_X86_64 LibreOffice_project/</meta:generator>
  </office:meta>
</office:document-meta>
</file>